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2" style:family="table">
      <style:table-properties style:width="15.27cm" fo:margin-left="-0.199cm" table:align="left" style:writing-mode="lr-tb"/>
    </style:style>
    <style:style style:name="Taula2.A" style:family="table-column">
      <style:table-column-properties style:column-width="3.048cm"/>
    </style:style>
    <style:style style:name="Taula2.B" style:family="table-column">
      <style:table-column-properties style:column-width="3.05cm"/>
    </style:style>
    <style:style style:name="Taula2.E" style:family="table-column">
      <style:table-column-properties style:column-width="3.073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2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start" style:justify-single-word="false"/>
      <style:text-properties fo:language="ca" fo:country="ES"/>
    </style:style>
    <style:style style:name="P3" style:family="paragraph" style:parent-style-name="Standard">
      <style:paragraph-properties fo:text-align="start" style:justify-single-word="false" style:snap-to-layout-grid="false"/>
      <style:text-properties fo:language="ca" fo:country="ES"/>
    </style:style>
    <style:style style:name="P4" style:family="paragraph" style:parent-style-name="Standard">
      <style:text-properties fo:language="ca" fo:country="ES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ca" fo:country="ES" fo:font-weight="bold" style:font-weight-asian="bold"/>
    </style:style>
    <style:style style:name="P6" style:family="paragraph" style:parent-style-name="Standard">
      <style:paragraph-properties style:snap-to-layout-grid="false"/>
      <style:text-properties fo:language="ca" fo:country="ES" fo:font-weight="bold" style:font-weight-asian="bold"/>
    </style:style>
    <style:style style:name="P7" style:family="paragraph" style:parent-style-name="Standard">
      <style:paragraph-properties style:snap-to-layout-grid="false"/>
      <style:text-properties fo:language="ca" fo:country="ES"/>
    </style:style>
    <style:style style:name="P8" style:family="paragraph" style:parent-style-name="Standard">
      <style:text-properties fo:font-size="12pt" fo:language="ca" fo:country="ES" fo:font-weight="bold" style:font-size-asian="12pt" style:font-weight-asian="bold"/>
    </style:style>
    <style:style style:name="P9" style:family="paragraph" style:parent-style-name="Standard">
      <style:text-properties fo:font-size="12pt" fo:language="ca" fo:country="ES" fo:font-weight="bold" style:font-size-asian="12pt" style:font-weight-asian="bold" style:font-weight-complex="bold"/>
    </style:style>
    <style:style style:name="P10" style:family="paragraph" style:parent-style-name="Standard">
      <style:text-properties fo:font-size="12pt" fo:language="ca" fo:country="ES" style:font-size-asian="12pt"/>
    </style:style>
    <style:style style:name="P11" style:family="paragraph" style:parent-style-name="Standard">
      <style:text-properties fo:color="#c0504d" fo:font-size="12pt" fo:language="ca" fo:country="ES" fo:font-weight="bold" style:font-size-asian="12pt" style:font-weight-asian="bold" style:font-weight-complex="bold"/>
    </style:style>
    <style:style style:name="P12" style:family="paragraph" style:parent-style-name="Standard">
      <style:text-properties fo:color="#c0504d" fo:font-size="12pt" fo:language="ca" fo:country="ES" style:text-underline-style="solid" style:text-underline-width="auto" style:text-underline-color="font-color" fo:font-weight="bold" style:font-size-asian="12pt" style:font-weight-asian="bold"/>
    </style:style>
    <style:style style:name="P13" style:family="paragraph" style:parent-style-name="Standard" style:list-style-name="WW8Num1"/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 style:snap-to-layout-grid="false"/>
    </style:style>
    <style:style style:name="P16" style:family="paragraph" style:parent-style-name="Standard">
      <style:text-properties style:font-name-asian="Arial" style:font-name-complex="Arial"/>
    </style:style>
    <style:style style:name="P17" style:family="paragraph" style:parent-style-name="Standard">
      <style:paragraph-properties fo:break-before="page"/>
      <style:text-properties fo:font-size="12pt" fo:language="ca" fo:country="ES" style:font-size-asian="12pt"/>
    </style:style>
    <style:style style:name="P18" style:family="paragraph" style:parent-style-name="Standard" style:master-page-name="Standard">
      <style:paragraph-properties style:page-number="auto"/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fffff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weight-complex="bold"/>
    </style:style>
    <style:style style:name="T4" style:family="text">
      <style:text-properties fo:language="ca" fo:country="ES"/>
    </style:style>
    <style:style style:name="T5" style:family="text">
      <style:text-properties fo:language="ca" fo:country="ES" fo:font-weight="bold" style:font-weight-asian="bold" style:font-weight-complex="bold"/>
    </style:style>
    <style:style style:name="T6" style:family="text">
      <style:text-properties fo:language="ca" fo:country="ES" officeooo:rsid="0015c1e0" style:language-asian="ar" style:country-asian="SA"/>
    </style:style>
    <style:style style:name="T7" style:family="text">
      <style:text-properties fo:font-size="12pt" fo:language="ca" fo:country="ES" fo:font-weight="bold" style:font-size-asian="12pt" style:font-weight-asian="bold"/>
    </style:style>
    <style:style style:name="T8" style:family="text">
      <style:text-properties fo:font-size="12pt" fo:language="ca" fo:country="ES" fo:font-weight="bold" style:font-size-asian="12pt" style:font-weight-asian="bold" style:font-weight-complex="bold"/>
    </style:style>
    <style:style style:name="T9" style:family="text">
      <style:text-properties fo:font-size="12pt" fo:language="ca" fo:country="ES" style:font-size-asian="12pt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style:rfc-language-tag="es-ES-u-co-trad" fo:language="es" fo:country="ES" style:font-size-asian="12pt" style:language-asian="ar" style:country-asian="SA" style:language-complex="ar" style:country-complex="SA"/>
    </style:style>
    <style:style style:name="T12" style:family="text">
      <style:text-properties style:rfc-language-tag="es-ES-u-co-trad" fo:language="es" fo:country="ES" style:language-asian="ar" style:country-asian="SA" style:language-complex="ar" style:country-complex="SA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cm" fo:margin-right="0cm" fo:margin-top="0cm" fo:margin-bottom="0cm" style:run-through="foreground" style:wrap="run-through" style:number-wrapped-paragraphs="no-limit" style:vertical-pos="from-top" style:horizontal-pos="from-left" style:horizontal-rel="cha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La forma jurídica i la fiscalitat</text:p>
      <text:p text:style-name="P1"><draw:custom-shape text:anchor-type="as-char" svg:y="0cm" draw:z-index="0" draw:style-name="gr1" draw:text-style-name="P19" svg:width="0.003cm" svg:height="0.054cm"><text:p/><draw:enhanced-geometry svg:viewBox="0 0 21600 21600" draw:type="rectangle" draw:enhanced-path="M 0 0 L 21600 0 21600 21600 0 21600 0 0 Z N"/></draw:custom-shape></text:p>
      <text:p text:style-name="P9"><text:bookmark text:name="section-41"/><text:bookmark text:name="section-40"/>3.1. La forma jurídica i la fiscalitat</text:p>
      <text:p text:style-name="P11">Què he de fer?</text:p>
      <text:p text:style-name="P12"><text:bookmark text:name="section-42"/>Indicar la forma jurídica escollida, les característiques d’aquesta i la justificació de l’elecció, d’ entre les formes jurídiques que es detallen a la taula resum.</text:p>
      <text:p text:style-name="P12"/>
      <text:p text:style-name="P8">Teoria i recursos per poder fer activitat:</text:p>
      <text:p text:style-name="P10">Per tal de seleccionar la forma jurídica valora els següents ítems:</text:p>
      <text:list xml:id="list464244255" text:style-name="WW8Num1">
        <text:list-item>
          <text:p text:style-name="P13"><text:span text:style-name="T9">El </text:span><text:span text:style-name="T7">capital mínim</text:span><text:span text:style-name="T9"> necessari: Segons la forma jurídica que escolliu haureu d’aportar inicialment més o menys diners. Heu de tenir en compte les aportacions que cada un de vosaltres pot fer. El/la professor/a us indicarà la quantitat.</text:span></text:p>
        </text:list-item>
        <text:list-item>
          <text:p text:style-name="P13"><text:span text:style-name="T9">La </text:span><text:span text:style-name="T7">responsabilitat dels socis</text:span><text:span text:style-name="T9"> davant de possibles deutes: Hi ha formes jurídiques que contemplen la possibilitat de respondre davant dels deutes, de forma limitada al capital aportat, sense tenir en compte el patrimoni personal dels socis.</text:span></text:p>
        </text:list-item>
        <text:list-item>
          <text:p text:style-name="P13"><text:span text:style-name="T9">La </text:span><text:span text:style-name="T7">fiscalitat</text:span><text:span text:style-name="T9"> que grava en cada forma jurídica: Hi ha que han de liquidar l’ IRPF, o bé, l’ Impost de Societats. Informa’t quin impost seria el més factible, i quin és el tipus impositiu aplicable en la forma jurídica escollida. Per fer l’elecció suposarem que l’empresa té una bona previsió d’ingressos.</text:span></text:p>
        </text:list-item>
        <text:list-item>
          <text:p text:style-name="P13"><text:span text:style-name="T7">Cotització dels socis</text:span><text:span text:style-name="T9"> a la Seguretat Social: Segons la forma jurídica, la cotització es farà al Règim General de la S.S., o bé, al Règim Especial de Treballadors Autònoms. Cerqueu aquelles formes jurídiques que ens deixen escollir entre qualsevol dels dos règims.</text:span></text:p>
        </text:list-item>
      </text:list>
      <text:p text:style-name="P10"/>
      <text:p text:style-name="Standard"><text:span text:style-name="Internet_20_link"><text:span text:style-name="T11"/></text:span></text:p>
      <text:p text:style-name="P17"/>
      <text:p text:style-name="P1"/>
      <text:p text:style-name="Standard"><text:span text:style-name="T9"/></text:p>
      <text:p text:style-name="P1"/>
      <text:p text:style-name="P4"><text:bookmark text:name="section-45"/>3.1.2. Tràmits relatius a l’adopció de la personalitat jurídica, tràmits generals de posada en marxa i de funcionament (impostos)</text:p>
      <text:p text:style-name="P4"><text:bookmark text:name="section-46"/>Es realitzarà en format de taula on s’indicaran tots els tràmits necessaris per a la creació de l’empresa, indicant els següents ítems: Nom del tràmit o nom de l’ impost, documentació necessària, termini per a presentar-ho o fer el pagament i organisme on s’ha de trametre.</text:p>
      <text:p text:style-name="Standard"><text:a xlink:type="simple" xlink:href="http://www.ipyme.org/es-ES/DecisionEmprender/FormasJuridicas/Paginas/FormasJuridicas.aspx" text:style-name="Internet_20_link" text:visited-style-name="Visited_20_Internet_20_Link"><text:span text:style-name="Internet_20_link"><text:span text:style-name="T6">http://www.ipyme.org/es-ES/DecisionEmprender/FormasJuridicas/Paginas/FormasJuridicas.aspx</text:span></text:span></text:a></text:p>
      <text:p text:style-name="Standard"><text:span text:style-name="Internet_20_link"><text:span text:style-name="T6">http://www.ipyme.org/es-ES/creaciondelaempresa/Paginas/TramitesAdministrativos.aspx</text:span></text:span></text:p>
      <text:p text:style-name="P16"><text:s/></text:p>
      <table:table table:name="Taula2" table:style-name="Taula2">
        <table:table-column table:style-name="Taula2.A"/>
        <table:table-column table:style-name="Taula2.B" table:number-columns-repeated="3"/>
        <table:table-column table:style-name="Taula2.E"/>
        <table:table-row table:style-name="Taula2.1">
          <table:table-cell table:style-name="Taula2.A1" office:value-type="string">
            <text:p text:style-name="P5">Tràmit o impost</text:p>
            <text:p text:style-name="P5"/>
          </table:table-cell>
          <table:table-cell table:style-name="Taula2.A1" office:value-type="string">
            <text:p text:style-name="P5">Cost</text:p>
          </table:table-cell>
          <table:table-cell table:style-name="Taula2.A1" office:value-type="string">
            <text:p text:style-name="P5">Lloc</text:p>
          </table:table-cell>
          <table:table-cell table:style-name="Taula2.A1" office:value-type="string">
            <text:p text:style-name="P5">Termini</text:p>
          </table:table-cell>
          <table:table-cell table:style-name="Taula2.E1" office:value-type="string">
            <text:p text:style-name="P5">Documentació</text:p>
          </table:table-cell>
        </table:table-row>
        <table:table-row table:style-name="Taula2.1">
          <table:table-cell table:style-name="Taula2.A1" office:value-type="string">
            <text:p text:style-name="P6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E1" office:value-type="string">
            <text:p text:style-name="P7"/>
          </table:table-cell>
        </table:table-row>
        <table:table-row table:style-name="Taula2.1"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E1" office:value-type="string">
            <text:p text:style-name="P7"/>
          </table:table-cell>
        </table:table-row>
        <table:table-row table:style-name="Taula2.1"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E1" office:value-type="string">
            <text:p text:style-name="P7"/>
          </table:table-cell>
        </table:table-row>
        <table:table-row table:style-name="Taula2.1"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E1" office:value-type="string">
            <text:p text:style-name="P7"/>
          </table:table-cell>
        </table:table-row>
        <table:table-row table:style-name="Taula2.1"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E1" office:value-type="string">
            <text:p text:style-name="P7"/>
          </table:table-cell>
        </table:table-row>
        <table:table-row table:style-name="Taula2.1"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E1" office:value-type="string">
            <text:p text:style-name="P7"/>
          </table:table-cell>
        </table:table-row>
        <table:table-row table:style-name="Taula2.1"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A1" office:value-type="string">
            <text:p text:style-name="P7"/>
          </table:table-cell>
          <table:table-cell table:style-name="Taula2.E1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style:rfc-language-tag="ca-ES-valencia" fo:language="ca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style:rfc-language-tag="es-ES-u-co-trad" fo:language="es" fo:country="E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L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2pt" fo:language="ca" fo:country="ES" style:font-size-asian="12pt" style:font-name-complex="Symbol" style:font-family-complex="Symbol" style:font-family-generic-complex="roman" style:font-pitch-complex="variable" style:font-charset-complex="x-symbol"/>
    </style:style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Tipus_20_de_20_lletra_20_per_20_defecte_20_del_20_paràgraf1" style:display-name="Tipus de lletra per defecte del paràgraf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/>
    <dc:subject/>
    <meta:keyword/>
    <meta:initial-creator>super</meta:initial-creator>
    <meta:creation-date>2017-10-23T17:32:00</meta:creation-date>
    <dc:date>2021-12-17T15:35:23.130549646</dc:date>
    <meta:print-date>2018-01-09T18:45:00</meta:print-date>
    <meta:editing-cycles>7</meta:editing-cycles>
    <meta:editing-duration>PT37M31S</meta:editing-duration>
    <meta:generator>LibreOffice/6.4.6.2$Linux_X86_64 LibreOffice_project/40$Build-2</meta:generator>
    <meta:document-statistic meta:table-count="1" meta:image-count="0" meta:object-count="0" meta:page-count="2" meta:paragraph-count="21" meta:word-count="305" meta:character-count="2016" meta:non-whitespace-character-count="1733"/>
  </office:meta>
</office:document-meta>
</file>